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6.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1cm" svg:x="11.785cm" svg:y="1.5cm">
          <draw:text-box>
            <text:p text:style-name="P1"><text:span text:style-name="T1">COMPONENTS</text:span></text:p>
          </draw:text-box>
        </draw:frame>
        <draw:custom-shape draw:style-name="gr2" draw:text-style-name="P3" draw:layer="layout" svg:width="3cm" svg:height="1.5cm" svg:x="2.5cm" svg:y="4.5cm">
          <text:p text:style-name="P3">AP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5cm" svg:height="6.75cm" svg:x="2.5cm" svg:y="6.75cm">
          <draw:text-box>
            <text:p><text:span text:style-name="T1">shared</text:span></text:p>
            <text:p>- header</text:p>
            <text:p>- nav bar</text:p>
            <text:p>- user</text:p>
            <text:p>- filter bar</text:p>
            <text:p>- article list</text:p>
            <text:p/>
            <text:p><text:span text:style-name="T1">specif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41:17.502158900</meta:creation-date>
    <dc:date>2022-07-25T10:46:15.260936057</dc:date>
    <meta:editing-duration>PT4M58S</meta:editing-duration>
    <meta:editing-cycles>1</meta:editing-cycles>
    <meta:document-statistic meta:object-count="3"/>
    <meta:generator>LibreOffice/7.3.4.2$Linux_X86_64 LibreOffice_project/30$Build-2</meta:generator>
  </office:meta>
</office:document-meta>
</file>